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196.7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16.58mm"/>
    </style:style>
    <style:style style:name="co9" style:family="table-column">
      <style:table-column-properties fo:break-before="auto" style:column-width="16.83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8.31mm"/>
    </style:style>
    <style:style style:name="co12" style:family="table-column">
      <style:table-column-properties fo:break-before="auto" style:column-width="63.16mm"/>
    </style:style>
    <style:style style:name="co13" style:family="table-column">
      <style:table-column-properties fo:break-before="auto" style:column-width="28.72mm"/>
    </style:style>
    <style:style style:name="co14" style:family="table-column">
      <style:table-column-properties fo:break-before="auto" style:column-width="20.04mm"/>
    </style:style>
    <style:style style:name="co15" style:family="table-column">
      <style:table-column-properties fo:break-before="auto" style:column-width="157.13mm"/>
    </style:style>
    <style:style style:name="co16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Avg Client Time</text:p>
          </table:table-cell>
          <table:table-cell office:value-type="string" calcext:value-type="string">
            <text:p>Avg Client Lat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0;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3" calcext:value-type="float">
            <text:p>3</text:p>
          </table:table-cell>
          <table:table-cell office:value-type="float" office:value="0.223" calcext:value-type="float">
            <text:p>0.223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0.00;14.0;23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0.304" calcext:value-type="float">
            <text:p>0.304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1;6.5;20;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0.538" calcext:value-type="float">
            <text:p>0.538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0.0;9.50;18.67;24.75;34.60;52.50;64.71;7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1.029" calcext:value-type="float">
            <text:p>1.029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0.0;23.0;41.67;42.75;47.20;63.50;74.71;76.75;82.00;89.50;92.18;93.33;93.38;94.29;97.07;98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3" calcext:value-type="float">
            <text:p>1.0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0;501.50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float" office:value="3.592" calcext:value-type="float">
            <text:p>3.592</text:p>
          </table:table-cell>
          <table:table-cell office:value-type="float" office:value="1.197" calcext:value-type="float">
            <text:p>1.197</text:p>
          </table:table-cell>
          <table:table-cell office:value-type="string" calcext:value-type="string">
            <text:p>0;497;1161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6.183" calcext:value-type="float">
            <text:p>6.183</text:p>
          </table:table-cell>
          <table:table-cell office:value-type="float" office:value="1.546" calcext:value-type="float">
            <text:p>1.546</text:p>
          </table:table-cell>
          <table:table-cell office:value-type="string" calcext:value-type="string">
            <text:p>0;498;995.33;125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12.881" calcext:value-type="float">
            <text:p>12.881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0;2805.5;4076;3574.5;3277.6;3070;2921;2808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35.688" calcext:value-type="float">
            <text:p>35.688</text:p>
          </table:table-cell>
          <table:table-cell office:value-type="float" office:value="2.231" calcext:value-type="float">
            <text:p>2.231</text:p>
          </table:table-cell>
          <table:table-cell office:value-type="string" calcext:value-type="string">
            <text:p>0;3422;5124.33;4679;4409.2;4258.33;4148.14;4069.12;4039.67;4029;4051.64;4050.33;4033.23;4032.93;4030.47;4052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0.327" calcext:value-type="float">
            <text:p>0.327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0;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3" calcext:value-type="float">
            <text:p>3</text:p>
          </table:table-cell>
          <table:table-cell office:value-type="float" office:value="0.498" calcext:value-type="float">
            <text:p>0.498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0;11;56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0.863" calcext:value-type="float">
            <text:p>0.863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0,11,59,13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3.42" calcext:value-type="float">
            <text:p>3.42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0;11.50;61.67;173;261;339.17;443.71;54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17.094" calcext:value-type="float">
            <text:p>17.094</text:p>
          </table:table-cell>
          <table:table-cell office:value-type="float" office:value="1.068" calcext:value-type="float">
            <text:p>1.068</text:p>
          </table:table-cell>
          <table:table-cell office:value-type="string" calcext:value-type="string">
            <text:p>0;1376.5;2137.0;1834.0;1687.6;1674.5;1545.57;1532.75;1510.67;1486.3;1505.55;1457.92;1425.77;1432.43;1489.40;1569.19</text:p>
          </table:table-cell>
          <table:table-cell table:number-columns-repeated="3"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number-columns-repeated="16" table:default-cell-style-name="Default"/>
        <table:table-row table:style-name="ro2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total processing (expected)</text:p>
          </table:table-cell>
          <table:table-cell table:style-name="ce1" office:value-type="string" calcext:value-type="string">
            <text:p>Total processing time</text:p>
          </table:table-cell>
          <table:table-cell table:style-name="ce1" office:value-type="string" calcext:value-type="string">
            <text:p>avg client time</text:p>
          </table:table-cell>
          <table:table-cell table:style-name="ce1" office:value-type="string" calcext:value-type="string">
            <text:p>avg req latency</text:p>
          </table:table-cell>
          <table:table-cell table:style-name="ce1" office:value-type="string" calcext:value-type="string" table:number-columns-spanned="16" table:number-rows-spanned="1">
            <text:p>Average Request Latency</text:p>
          </table:table-cell>
          <table:covered-table-cell table:number-columns-repeated="15" table:style-name="ce1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16" calcext:value-type="float">
            <text:p>0.216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0;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32" calcext:value-type="float">
            <text:p>0.232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0;0;5.67;11;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0;3.67;7.75;15.60;18.67;28.43;43.62;43.62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office:value-type="float" office:value="7.75" calcext:value-type="float">
            <text:p>7.75</text:p>
          </table:table-cell>
          <table:table-cell office:value-type="float" office:value="15.6" calcext:value-type="float">
            <text:p>15.6</text:p>
          </table:table-cell>
          <table:table-cell office:value-type="float" office:value="18.67" calcext:value-type="float">
            <text:p>18.67</text:p>
          </table:table-cell>
          <table:table-cell office:value-type="float" office:value="28.43" calcext:value-type="float">
            <text:p>28.43</text:p>
          </table:table-cell>
          <table:table-cell table:number-columns-repeated="2" office:value-type="float" office:value="43.62" calcext:value-type="float">
            <text:p>43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951" calcext:value-type="float">
            <text:p>0.951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0;10.67;15.75;19;29.83;42.14;50.50;53.89;57.10;61.82;65.25;69.85;75.07;75.20;110.50;110.50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15.75" calcext:value-type="float">
            <text:p>15.75</text:p>
          </table:table-cell>
          <table:table-cell office:value-type="float" office:value="19" calcext:value-type="float">
            <text:p>19</text:p>
          </table:table-cell>
          <table:table-cell office:value-type="float" office:value="29.83" calcext:value-type="float">
            <text:p>29.83</text:p>
          </table:table-cell>
          <table:table-cell office:value-type="float" office:value="42.14" calcext:value-type="float">
            <text:p>42.14</text:p>
          </table:table-cell>
          <table:table-cell office:value-type="float" office:value="50.5" calcext:value-type="float">
            <text:p>50.5</text:p>
          </table:table-cell>
          <table:table-cell office:value-type="float" office:value="53.89" calcext:value-type="float">
            <text:p>53.89</text:p>
          </table:table-cell>
          <table:table-cell office:value-type="float" office:value="57.1" calcext:value-type="float">
            <text:p>57.1</text:p>
          </table:table-cell>
          <table:table-cell office:value-type="float" office:value="61.82" calcext:value-type="float">
            <text:p>61.82</text:p>
          </table:table-cell>
          <table:table-cell office:value-type="float" office:value="65.25" calcext:value-type="float">
            <text:p>65.25</text:p>
          </table:table-cell>
          <table:table-cell office:value-type="float" office:value="69.85" calcext:value-type="float">
            <text:p>69.85</text:p>
          </table:table-cell>
          <table:table-cell office:value-type="float" office:value="75.07" calcext:value-type="float">
            <text:p>75.07</text:p>
          </table:table-cell>
          <table:table-cell office:value-type="float" office:value="75.2" calcext:value-type="float">
            <text:p>75.2</text:p>
          </table:table-cell>
          <table:table-cell table:number-columns-repeated="2" office:value-type="float" office:value="110.5" calcext:value-type="float">
            <text:p>110.5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0;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;0.50;0.50;0.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0;3.5;10;12.67;20.29;33.12;33.12;33.1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12.67" calcext:value-type="float">
            <text:p>12.67</text:p>
          </table:table-cell>
          <table:table-cell office:value-type="float" office:value="20.29" calcext:value-type="float">
            <text:p>20.29</text:p>
          </table:table-cell>
          <table:table-cell table:number-columns-repeated="3" office:value-type="float" office:value="33.12" calcext:value-type="float">
            <text:p>33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965" calcext:value-type="float">
            <text:p>0.96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;9.50;15.40;13.50;18.86;29.00;32.11;32.50;38.18;40.67;42.46;49.71;75.00;98.00;98.00;98.0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 office:value-type="float" office:value="18.86" calcext:value-type="float">
            <text:p>18.86</text:p>
          </table:table-cell>
          <table:table-cell office:value-type="float" office:value="29" calcext:value-type="float">
            <text:p>29</text:p>
          </table:table-cell>
          <table:table-cell office:value-type="float" office:value="32.11" calcext:value-type="float">
            <text:p>32.11</text:p>
          </table:table-cell>
          <table:table-cell office:value-type="float" office:value="32.5" calcext:value-type="float">
            <text:p>32.5</text:p>
          </table:table-cell>
          <table:table-cell office:value-type="float" office:value="38.18" calcext:value-type="float">
            <text:p>38.18</text:p>
          </table:table-cell>
          <table:table-cell office:value-type="float" office:value="40.67" calcext:value-type="float">
            <text:p>40.67</text:p>
          </table:table-cell>
          <table:table-cell office:value-type="float" office:value="42.46" calcext:value-type="float">
            <text:p>42.46</text:p>
          </table:table-cell>
          <table:table-cell office:value-type="float" office:value="49.71" calcext:value-type="float">
            <text:p>49.7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0;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63" calcext:value-type="float">
            <text:p>0.263</text:p>
          </table:table-cell>
          <table:table-cell office:value-type="float" office:value="0.066" calcext:value-type="float">
            <text:p>0.06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4.17" calcext:value-type="float">
            <text:p>4.17</text:p>
          </table:table-cell>
          <table:table-cell office:value-type="float" office:value="6.57" calcext:value-type="float">
            <text:p>6.57</text:p>
          </table:table-cell>
          <table:table-cell table:number-columns-repeated="4" office:value-type="float" office:value="16.75" calcext:value-type="float">
            <text:p>16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977" calcext:value-type="float">
            <text:p>0.977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7.67" calcext:value-type="float">
            <text:p>7.67</text:p>
          </table:table-cell>
          <table:table-cell office:value-type="float" office:value="8.43" calcext:value-type="float">
            <text:p>8.43</text:p>
          </table:table-cell>
          <table:table-cell office:value-type="float" office:value="13.88" calcext:value-type="float">
            <text:p>13.88</text:p>
          </table:table-cell>
          <table:table-cell office:value-type="float" office:value="17.22" calcext:value-type="float">
            <text:p>17.22</text:p>
          </table:table-cell>
          <table:table-cell office:value-type="float" office:value="23.4" calcext:value-type="float">
            <text:p>23.4</text:p>
          </table:table-cell>
          <table:table-cell office:value-type="float" office:value="29.73" calcext:value-type="float">
            <text:p>29.73</text:p>
          </table:table-cell>
          <table:table-cell office:value-type="float" office:value="30.42" calcext:value-type="float">
            <text:p>30.42</text:p>
          </table:table-cell>
          <table:table-cell office:value-type="float" office:value="32.92" calcext:value-type="float">
            <text:p>32.92</text:p>
          </table:table-cell>
          <table:table-cell office:value-type="float" office:value="47.64" calcext:value-type="float">
            <text:p>47.64</text:p>
          </table:table-cell>
          <table:table-cell office:value-type="float" office:value="67.47" calcext:value-type="float">
            <text:p>67.47</text:p>
          </table:table-cell>
          <table:table-cell table:number-columns-repeated="4" office:value-type="float" office:value="86.44" calcext:value-type="float">
            <text:p>86.44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0.061" calcext:value-type="float">
            <text:p>0.06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7" office:value-type="float" office:value="0.88" calcext:value-type="float">
            <text:p>0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999" calcext:value-type="float">
            <text:p>0.999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4" calcext:value-type="float">
            <text:p>1.4</text:p>
          </table:table-cell>
          <table:table-cell table:number-columns-repeated="8"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0.064" calcext:value-type="float">
            <text:p>0.0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64" calcext:value-type="float">
            <text:p>0.064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063" calcext:value-type="float">
            <text:p>0.063</text:p>
          </table:table-cell>
          <table:table-cell/>
          <table:table-cell table:number-columns-repeated="8" office:value-type="float" office:value="0.62" calcext:value-type="float">
            <text:p>0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.094" calcext:value-type="float">
            <text:p>1.094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75" calcext:value-type="float">
            <text:p>1.75</text:p>
          </table:table-cell>
          <table:table-cell office:value-type="float" office:value="2.82" calcext:value-type="float">
            <text:p>2.82</text:p>
          </table:table-cell>
          <table:table-cell office:value-type="float" office:value="3.38" calcext:value-type="float">
            <text:p>3.38</text:p>
          </table:table-cell>
          <table:table-cell office:value-type="float" office:value="2.93" calcext:value-type="float">
            <text:p>2.93</text:p>
          </table:table-cell>
          <table:table-cell table:number-columns-repeated="11" office:value-type="float" office:value="3.38" calcext:value-type="float">
            <text:p>3.38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2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total processing (expected)</text:p>
          </table:table-cell>
          <table:table-cell table:style-name="ce1" office:value-type="string" calcext:value-type="string">
            <text:p>Total processing time</text:p>
          </table:table-cell>
          <table:table-cell table:style-name="ce1" office:value-type="string" calcext:value-type="string">
            <text:p>avg client time</text:p>
          </table:table-cell>
          <table:table-cell table:style-name="ce1" office:value-type="string" calcext:value-type="string">
            <text:p>avg req latency</text:p>
          </table:table-cell>
          <table:table-cell table:style-name="ce1" office:value-type="string" calcext:value-type="string" table:number-columns-spanned="16" table:number-rows-spanned="1">
            <text:p>Average Request Latency</text:p>
          </table:table-cell>
          <table:covered-table-cell table:number-columns-repeated="15" table:style-name="ce1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0.064" calcext:value-type="float">
            <text:p>0.0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57" calcext:value-type="float">
            <text:p>0.257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508" calcext:value-type="float">
            <text:p>0.508</text:p>
          </table:table-cell>
          <table:table-cell office:value-type="float" office:value="0.0635" calcext:value-type="float">
            <text:p>0.0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.25" calcext:value-type="float">
            <text:p>10.25</text:p>
          </table:table-cell>
          <table:table-cell office:value-type="float" office:value="20" calcext:value-type="float">
            <text:p>20</text:p>
          </table:table-cell>
          <table:table-cell office:value-type="float" office:value="25.33" calcext:value-type="float">
            <text:p>25.33</text:p>
          </table:table-cell>
          <table:table-cell office:value-type="float" office:value="41.57" calcext:value-type="float">
            <text:p>41.57</text:p>
          </table:table-cell>
          <table:table-cell table:number-columns-repeated="2" office:value-type="float" office:value="50.38" calcext:value-type="float">
            <text:p>50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.001" calcext:value-type="float">
            <text:p>1.001</text:p>
          </table:table-cell>
          <table:table-cell office:value-type="float" office:value="0.0626" calcext:value-type="float">
            <text:p>0.062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9.67" calcext:value-type="float">
            <text:p>9.67</text:p>
          </table:table-cell>
          <table:table-cell office:value-type="float" office:value="18.25" calcext:value-type="float">
            <text:p>18.25</text:p>
          </table:table-cell>
          <table:table-cell office:value-type="float" office:value="27.8" calcext:value-type="float">
            <text:p>27.8</text:p>
          </table:table-cell>
          <table:table-cell office:value-type="float" office:value="37" calcext:value-type="float">
            <text:p>37</text:p>
          </table:table-cell>
          <table:table-cell office:value-type="float" office:value="47.71" calcext:value-type="float">
            <text:p>47.71</text:p>
          </table:table-cell>
          <table:table-cell office:value-type="float" office:value="59.12" calcext:value-type="float">
            <text:p>59.12</text:p>
          </table:table-cell>
          <table:table-cell office:value-type="float" office:value="69.89" calcext:value-type="float">
            <text:p>69.89</text:p>
          </table:table-cell>
          <table:table-cell office:value-type="float" office:value="77.1" calcext:value-type="float">
            <text:p>77.1</text:p>
          </table:table-cell>
          <table:table-cell office:value-type="float" office:value="85.91" calcext:value-type="float">
            <text:p>85.91</text:p>
          </table:table-cell>
          <table:table-cell office:value-type="float" office:value="90" calcext:value-type="float">
            <text:p>90</text:p>
          </table:table-cell>
          <table:table-cell office:value-type="float" office:value="96.54" calcext:value-type="float">
            <text:p>96.54</text:p>
          </table:table-cell>
          <table:table-cell office:value-type="float" office:value="96.57" calcext:value-type="float">
            <text:p>96.57</text:p>
          </table:table-cell>
          <table:table-cell office:value-type="float" office:value="101.73" calcext:value-type="float">
            <text:p>101.73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0.064" calcext:value-type="float">
            <text:p>0.0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54" calcext:value-type="float">
            <text:p>0.254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0.67" calcext:value-type="float">
            <text:p>0.6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484" calcext:value-type="float">
            <text:p>0.48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4.83" calcext:value-type="float">
            <text:p>14.83</text:p>
          </table:table-cell>
          <table:table-cell office:value-type="float" office:value="25.29" calcext:value-type="float">
            <text:p>25.29</text:p>
          </table:table-cell>
          <table:table-cell table:number-columns-repeated="3"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278" calcext:value-type="float">
            <text:p>2.278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7.33" calcext:value-type="float">
            <text:p>7.33</text:p>
          </table:table-cell>
          <table:table-cell office:value-type="float" office:value="11.86" calcext:value-type="float">
            <text:p>11.86</text:p>
          </table:table-cell>
          <table:table-cell office:value-type="float" office:value="13.75" calcext:value-type="float">
            <text:p>13.75</text:p>
          </table:table-cell>
          <table:table-cell office:value-type="float" office:value="19.11" calcext:value-type="float">
            <text:p>19.11</text:p>
          </table:table-cell>
          <table:table-cell office:value-type="float" office:value="24.6" calcext:value-type="float">
            <text:p>24.6</text:p>
          </table:table-cell>
          <table:table-cell office:value-type="float" office:value="34.64" calcext:value-type="float">
            <text:p>34.64</text:p>
          </table:table-cell>
          <table:table-cell office:value-type="float" office:value="41.08" calcext:value-type="float">
            <text:p>41.08</text:p>
          </table:table-cell>
          <table:table-cell office:value-type="float" office:value="45.77" calcext:value-type="float">
            <text:p>45.77</text:p>
          </table:table-cell>
          <table:table-cell office:value-type="float" office:value="52.64" calcext:value-type="float">
            <text:p>52.64</text:p>
          </table:table-cell>
          <table:table-cell office:value-type="float" office:value="57.47" calcext:value-type="float">
            <text:p>57.47</text:p>
          </table:table-cell>
          <table:table-cell table:number-columns-repeated="3" office:value-type="float" office:value="174.88" calcext:value-type="float">
            <text:p>174.88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57" calcext:value-type="float">
            <text:p>0.157</text:p>
          </table:table-cell>
          <table:table-cell office:value-type="float" office:value="0.078" calcext:value-type="float">
            <text:p>0.0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065" calcext:value-type="float">
            <text:p>0.06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0.062" calcext:value-type="float">
            <text:p>0.06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.492" calcext:value-type="float">
            <text:p>1.492</text:p>
          </table:table-cell>
          <table:table-cell office:value-type="float" office:value="0.093" calcext:value-type="float">
            <text:p>0.09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5.67" calcext:value-type="float">
            <text:p>5.67</text:p>
          </table:table-cell>
          <table:table-cell office:value-type="float" office:value="9.6" calcext:value-type="float">
            <text:p>9.6</text:p>
          </table:table-cell>
          <table:table-cell office:value-type="float" office:value="12.91" calcext:value-type="float">
            <text:p>12.91</text:p>
          </table:table-cell>
          <table:table-cell office:value-type="float" office:value="12.58" calcext:value-type="float">
            <text:p>12.58</text:p>
          </table:table-cell>
          <table:table-cell office:value-type="float" office:value="14.92" calcext:value-type="float">
            <text:p>14.92</text:p>
          </table:table-cell>
          <table:table-cell office:value-type="float" office:value="18.43" calcext:value-type="float">
            <text:p>18.43</text:p>
          </table:table-cell>
          <table:table-cell office:value-type="float" office:value="25.93" calcext:value-type="float">
            <text:p>25.93</text:p>
          </table:table-cell>
          <table:table-cell table:number-columns-repeated="4" office:value-type="float" office:value="35.12" calcext:value-type="float">
            <text:p>35.12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0.062" calcext:value-type="float">
            <text:p>0.062</text:p>
          </table:table-cell>
          <table:table-cell/>
          <table:table-cell table:number-columns-repeated="4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table:number-columns-repeated="6" office:value-type="float" office:value="1.12" calcext:value-type="float">
            <text:p>1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.22" calcext:value-type="float">
            <text:p>1.22</text:p>
          </table:table-cell>
          <table:table-cell table:number-columns-repeated="8" office:value-type="float" office:value="2.1" calcext:value-type="float">
            <text:p>2.1</text:p>
          </table:table-cell>
          <table:table-cell table:number-columns-repeated="6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.069" calcext:value-type="float">
            <text:p>0.0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061" calcext:value-type="float">
            <text:p>0.061</text:p>
          </table:table-cell>
          <table:table-cell/>
          <table:table-cell table:number-columns-repeated="4"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7" office:value-type="float" office:value="0.62" calcext:value-type="float">
            <text:p>0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/>
          <table:table-cell table:number-columns-repeated="2" office:value-type="float" office:value="2.08" calcext:value-type="float">
            <text:p>2.08</text:p>
          </table:table-cell>
          <table:table-cell table:number-columns-repeated="2" office:value-type="float" office:value="2.54" calcext:value-type="float">
            <text:p>2.54</text:p>
          </table:table-cell>
          <table:table-cell table:number-columns-repeated="3" office:value-type="float" office:value="2.43" calcext:value-type="float">
            <text:p>2.43</text:p>
          </table:table-cell>
          <table:table-cell table:number-columns-repeated="9" office:value-type="float" office:value="2.94" calcext:value-type="float">
            <text:p>2.94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2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total processing (expected)</text:p>
          </table:table-cell>
          <table:table-cell table:style-name="ce1" office:value-type="string" calcext:value-type="string">
            <text:p>Total processing time</text:p>
          </table:table-cell>
          <table:table-cell table:style-name="ce1" office:value-type="string" calcext:value-type="string">
            <text:p>avg client time</text:p>
          </table:table-cell>
          <table:table-cell table:style-name="ce1" office:value-type="string" calcext:value-type="string">
            <text:p>avg req latency</text:p>
          </table:table-cell>
          <table:table-cell table:style-name="ce1" office:value-type="string" calcext:value-type="string" table:number-columns-spanned="16" table:number-rows-spanned="1">
            <text:p>Average Request Latency</text:p>
          </table:table-cell>
          <table:covered-table-cell table:number-columns-repeated="15" table:style-name="ce1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.146" calcext:value-type="float">
            <text:p>1.146</text:p>
          </table:table-cell>
          <table:table-cell office:value-type="float" office:value="0.573" calcext:value-type="float">
            <text:p>0.573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2.292" calcext:value-type="float">
            <text:p>2.292</text:p>
          </table:table-cell>
          <table:table-cell office:value-type="float" office:value="0.573" calcext:value-type="float">
            <text:p>0.5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7.67" calcext:value-type="float">
            <text:p>347.67</text:p>
          </table:table-cell>
          <table:table-cell table:number-columns-repeated="2" office:value-type="float" office:value="529.75" calcext:value-type="float">
            <text:p>529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4.573" calcext:value-type="float">
            <text:p>4.573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.33" calcext:value-type="float">
            <text:p>351.33</text:p>
          </table:table-cell>
          <table:table-cell office:value-type="float" office:value="526.75" calcext:value-type="float">
            <text:p>526.75</text:p>
          </table:table-cell>
          <table:table-cell office:value-type="float" office:value="644" calcext:value-type="float">
            <text:p>644</text:p>
          </table:table-cell>
          <table:table-cell office:value-type="float" office:value="723.83" calcext:value-type="float">
            <text:p>723.83</text:p>
          </table:table-cell>
          <table:table-cell office:value-type="float" office:value="781" calcext:value-type="float">
            <text:p>781</text:p>
          </table:table-cell>
          <table:table-cell office:value-type="float" office:value="1100.25" calcext:value-type="float">
            <text:p>1100.25</text:p>
          </table:table-cell>
          <table:table-cell office:value-type="float" office:value="110.25" calcext:value-type="float">
            <text:p>11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3.238" calcext:value-type="float">
            <text:p>13.238</text:p>
          </table:table-cell>
          <table:table-cell office:value-type="float" office:value="0.827" calcext:value-type="float">
            <text:p>0.82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50" calcext:value-type="float">
            <text:p>350</text:p>
          </table:table-cell>
          <table:table-cell office:value-type="float" office:value="526.5" calcext:value-type="float">
            <text:p>526.5</text:p>
          </table:table-cell>
          <table:table-cell office:value-type="float" office:value="647.2" calcext:value-type="float">
            <text:p>647.2</text:p>
          </table:table-cell>
          <table:table-cell office:value-type="float" office:value="717.67" calcext:value-type="float">
            <text:p>717.67</text:p>
          </table:table-cell>
          <table:table-cell office:value-type="float" office:value="785.14" calcext:value-type="float">
            <text:p>785.14</text:p>
          </table:table-cell>
          <table:table-cell office:value-type="float" office:value="827.88" calcext:value-type="float">
            <text:p>827.88</text:p>
          </table:table-cell>
          <table:table-cell office:value-type="float" office:value="860.78" calcext:value-type="float">
            <text:p>860.78</text:p>
          </table:table-cell>
          <table:table-cell office:value-type="float" office:value="887.6" calcext:value-type="float">
            <text:p>887.6</text:p>
          </table:table-cell>
          <table:table-cell office:value-type="float" office:value="1002.64" calcext:value-type="float">
            <text:p>1002.64</text:p>
          </table:table-cell>
          <table:table-cell office:value-type="float" office:value="1099.25" calcext:value-type="float">
            <text:p>1099.25</text:p>
          </table:table-cell>
          <table:table-cell office:value-type="float" office:value="1101.08" calcext:value-type="float">
            <text:p>1101.08</text:p>
          </table:table-cell>
          <table:table-cell office:value-type="float" office:value="1103.14" calcext:value-type="float">
            <text:p>1103.14</text:p>
          </table:table-cell>
          <table:table-cell office:value-type="float" office:value="1104.6" calcext:value-type="float">
            <text:p>1104.6</text:p>
          </table:table-cell>
          <table:table-cell table:number-columns-repeated="2" office:value-type="float" office:value="1590.88" calcext:value-type="float">
            <text:p>1590.88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.162" calcext:value-type="float">
            <text:p>1.162</text:p>
          </table:table-cell>
          <table:table-cell office:value-type="float" office:value="0.58" calcext:value-type="float">
            <text:p>0.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2.607" calcext:value-type="float">
            <text:p>2.607</text:p>
          </table:table-cell>
          <table:table-cell office:value-type="float" office:value="0.652" calcext:value-type="float">
            <text:p>0.6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43.5" calcext:value-type="float">
            <text:p>34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5.156" calcext:value-type="float">
            <text:p>5.156</text:p>
          </table:table-cell>
          <table:table-cell office:value-type="float" office:value="0.644" calcext:value-type="float">
            <text:p>0.6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6.5" calcext:value-type="float">
            <text:p>366.5</text:p>
          </table:table-cell>
          <table:table-cell office:value-type="float" office:value="587.2" calcext:value-type="float">
            <text:p>587.2</text:p>
          </table:table-cell>
          <table:table-cell office:value-type="float" office:value="532" calcext:value-type="float">
            <text:p>532</text:p>
          </table:table-cell>
          <table:table-cell office:value-type="float" office:value="896.86" calcext:value-type="float">
            <text:p>896.86</text:p>
          </table:table-cell>
          <table:table-cell table:number-columns-repeated="3" office:value-type="float" office:value="1265.12" calcext:value-type="float">
            <text:p>1265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9.003" calcext:value-type="float">
            <text:p>9.003</text:p>
          </table:table-cell>
          <table:table-cell office:value-type="float" office:value="0.563" calcext:value-type="float">
            <text:p>0.56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311.5" calcext:value-type="float">
            <text:p>311.5</text:p>
          </table:table-cell>
          <table:table-cell office:value-type="float" office:value="592.4" calcext:value-type="float">
            <text:p>592.4</text:p>
          </table:table-cell>
          <table:table-cell office:value-type="float" office:value="600.83" calcext:value-type="float">
            <text:p>600.83</text:p>
          </table:table-cell>
          <table:table-cell office:value-type="float" office:value="649" calcext:value-type="float">
            <text:p>649</text:p>
          </table:table-cell>
          <table:table-cell office:value-type="float" office:value="770" calcext:value-type="float">
            <text:p>770</text:p>
          </table:table-cell>
          <table:table-cell office:value-type="float" office:value="778.56" calcext:value-type="float">
            <text:p>778.56</text:p>
          </table:table-cell>
          <table:table-cell office:value-type="float" office:value="780.7" calcext:value-type="float">
            <text:p>780.7</text:p>
          </table:table-cell>
          <table:table-cell office:value-type="float" office:value="848.82" calcext:value-type="float">
            <text:p>848.82</text:p>
          </table:table-cell>
          <table:table-cell office:value-type="float" office:value="882.92" calcext:value-type="float">
            <text:p>882.92</text:p>
          </table:table-cell>
          <table:table-cell office:value-type="float" office:value="882.23" calcext:value-type="float">
            <text:p>882.23</text:p>
          </table:table-cell>
          <table:table-cell office:value-type="float" office:value="895.36" calcext:value-type="float">
            <text:p>895.36</text:p>
          </table:table-cell>
          <table:table-cell office:value-type="float" office:value="1323.6" calcext:value-type="float">
            <text:p>1323.6</text:p>
          </table:table-cell>
          <table:table-cell table:number-columns-repeated="3"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.176" calcext:value-type="float">
            <text:p>1.176</text:p>
          </table:table-cell>
          <table:table-cell office:value-type="float" office:value="0.588" calcext:value-type="float">
            <text:p>0.5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2.257" calcext:value-type="float">
            <text:p>2.257</text:p>
          </table:table-cell>
          <table:table-cell office:value-type="float" office:value="0.564" calcext:value-type="float">
            <text:p>0.564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3.4" calcext:value-type="float">
            <text:p>383.4</text:p>
          </table:table-cell>
          <table:table-cell office:value-type="float" office:value="648" calcext:value-type="float">
            <text:p>648</text:p>
          </table:table-cell>
          <table:table-cell office:value-type="float" office:value="845.14" calcext:value-type="float">
            <text:p>845.14</text:p>
          </table:table-cell>
          <table:table-cell table:number-columns-repeated="4" office:value-type="float" office:value="997.38" calcext:value-type="float">
            <text:p>997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9.801" calcext:value-type="float">
            <text:p>9.801</text:p>
          </table:table-cell>
          <table:table-cell office:value-type="float" office:value="0.613" calcext:value-type="float">
            <text:p>0.61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25.6" calcext:value-type="float">
            <text:p>225.6</text:p>
          </table:table-cell>
          <table:table-cell office:value-type="float" office:value="465.33" calcext:value-type="float">
            <text:p>465.33</text:p>
          </table:table-cell>
          <table:table-cell office:value-type="float" office:value="501.43" calcext:value-type="float">
            <text:p>501.43</text:p>
          </table:table-cell>
          <table:table-cell office:value-type="float" office:value="547.12" calcext:value-type="float">
            <text:p>547.12</text:p>
          </table:table-cell>
          <table:table-cell office:value-type="float" office:value="645" calcext:value-type="float">
            <text:p>645</text:p>
          </table:table-cell>
          <table:table-cell office:value-type="float" office:value="757.2" calcext:value-type="float">
            <text:p>757.2</text:p>
          </table:table-cell>
          <table:table-cell office:value-type="float" office:value="847.27" calcext:value-type="float">
            <text:p>847.27</text:p>
          </table:table-cell>
          <table:table-cell office:value-type="float" office:value="923.69" calcext:value-type="float">
            <text:p>923.69</text:p>
          </table:table-cell>
          <table:table-cell office:value-type="float" office:value="956.69" calcext:value-type="float">
            <text:p>956.69</text:p>
          </table:table-cell>
          <table:table-cell office:value-type="float" office:value="1345" calcext:value-type="float">
            <text:p>1345</text:p>
          </table:table-cell>
          <table:table-cell office:value-type="float" office:value="1739.8" calcext:value-type="float">
            <text:p>1739.8</text:p>
          </table:table-cell>
          <table:table-cell table:number-columns-repeated="4" office:value-type="float" office:value="2138.2" calcext:value-type="float">
            <text:p>2138.2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.173" calcext:value-type="float">
            <text:p>1.173</text:p>
          </table:table-cell>
          <table:table-cell office:value-type="float" office:value="0.586" calcext:value-type="float">
            <text:p>0.5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2.267" calcext:value-type="float">
            <text:p>2.267</text:p>
          </table:table-cell>
          <table:table-cell office:value-type="float" office:value="0.566" calcext:value-type="float">
            <text:p>0.566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4.397" calcext:value-type="float">
            <text:p>4.397</text:p>
          </table:table-cell>
          <table:table-cell office:value-type="float" office:value="0.549" calcext:value-type="float">
            <text:p>0.549</text:p>
          </table:table-cell>
          <table:table-cell/>
          <table:table-cell table:number-columns-repeated="8"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9.409" calcext:value-type="float">
            <text:p>9.409</text:p>
          </table:table-cell>
          <table:table-cell office:value-type="float" office:value="0.588" calcext:value-type="float">
            <text:p>0.588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342.89" calcext:value-type="float">
            <text:p>342.89</text:p>
          </table:table-cell>
          <table:table-cell office:value-type="float" office:value="652.5" calcext:value-type="float">
            <text:p>652.5</text:p>
          </table:table-cell>
          <table:table-cell office:value-type="float" office:value="910.73" calcext:value-type="float">
            <text:p>910.73</text:p>
          </table:table-cell>
          <table:table-cell office:value-type="float" office:value="1133.17" calcext:value-type="float">
            <text:p>1133.17</text:p>
          </table:table-cell>
          <table:table-cell office:value-type="float" office:value="1135.38" calcext:value-type="float">
            <text:p>1135.38</text:p>
          </table:table-cell>
          <table:table-cell office:value-type="float" office:value="1518.57" calcext:value-type="float">
            <text:p>1518.57</text:p>
          </table:table-cell>
          <table:table-cell office:value-type="float" office:value="1680.2" calcext:value-type="float">
            <text:p>1680.2</text:p>
          </table:table-cell>
          <table:table-cell table:number-columns-repeated="8" office:value-type="float" office:value="2013.44" calcext:value-type="float">
            <text:p>2013.44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585" calcext:value-type="float">
            <text:p>0.5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2.244" calcext:value-type="float">
            <text:p>2.244</text:p>
          </table:table-cell>
          <table:table-cell office:value-type="float" office:value="0.561" calcext:value-type="float">
            <text:p>0.56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4.381" calcext:value-type="float">
            <text:p>4.381</text:p>
          </table:table-cell>
          <table:table-cell office:value-type="float" office:value="0.547" calcext:value-type="float">
            <text:p>0.547</text:p>
          </table:table-cell>
          <table:table-cell/>
          <table:table-cell table:number-columns-repeated="8" office:value-type="float" office:value="1.62" calcext:value-type="float">
            <text:p>1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1.384" calcext:value-type="float">
            <text:p>11.384</text:p>
          </table:table-cell>
          <table:table-cell office:value-type="float" office:value="0.711" calcext:value-type="float">
            <text:p>0.711</text:p>
          </table:table-cell>
          <table:table-cell/>
          <table:table-cell table:number-columns-repeated="16" office:value-type="float" office:value="1.81" calcext:value-type="float">
            <text:p>1.81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2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total processing (expected)</text:p>
          </table:table-cell>
          <table:table-cell table:style-name="ce1" office:value-type="string" calcext:value-type="string">
            <text:p>Total processing time</text:p>
          </table:table-cell>
          <table:table-cell table:style-name="ce1" office:value-type="string" calcext:value-type="string">
            <text:p>avg client time</text:p>
          </table:table-cell>
          <table:table-cell table:style-name="ce1" office:value-type="string" calcext:value-type="string">
            <text:p>avg req latency</text:p>
          </table:table-cell>
          <table:table-cell table:style-name="ce1" office:value-type="string" calcext:value-type="string" table:number-columns-spanned="16" table:number-rows-spanned="1">
            <text:p>Average Request Latency</text:p>
          </table:table-cell>
          <table:covered-table-cell table:number-columns-repeated="15" table:style-name="ce1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359" calcext:value-type="float">
            <text:p>2.359</text:p>
          </table:table-cell>
          <table:table-cell office:value-type="float" office:value="1.179" calcext:value-type="float">
            <text:p>1.179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839" calcext:value-type="float">
            <text:p>2.839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3.33" calcext:value-type="float">
            <text:p>413.33</text:p>
          </table:table-cell>
          <table:table-cell table:number-columns-repeated="2" office:value-type="float" office:value="622" calcext:value-type="float">
            <text:p>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3.326" calcext:value-type="float">
            <text:p>13.326</text:p>
          </table:table-cell>
          <table:table-cell office:value-type="float" office:value="1.665" calcext:value-type="float">
            <text:p>1.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76.5" calcext:value-type="float">
            <text:p>2076.5</text:p>
          </table:table-cell>
          <table:table-cell office:value-type="float" office:value="3779.5" calcext:value-type="float">
            <text:p>3779.5</text:p>
          </table:table-cell>
          <table:table-cell office:value-type="float" office:value="5032" calcext:value-type="float">
            <text:p>5032</text:p>
          </table:table-cell>
          <table:table-cell office:value-type="float" office:value="4916.67" calcext:value-type="float">
            <text:p>4916.67</text:p>
          </table:table-cell>
          <table:table-cell office:value-type="float" office:value="4570.57" calcext:value-type="float">
            <text:p>4570.57</text:p>
          </table:table-cell>
          <table:table-cell table:number-columns-repeated="2" office:value-type="float" office:value="4239.25" calcext:value-type="float">
            <text:p>4239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46.936" calcext:value-type="float">
            <text:p>46.936</text:p>
          </table:table-cell>
          <table:table-cell office:value-type="float" office:value="2.933" calcext:value-type="float">
            <text:p>2.9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4.43" calcext:value-type="float">
            <text:p>394.43</text:p>
          </table:table-cell>
          <table:table-cell office:value-type="float" office:value="2195.5" calcext:value-type="float">
            <text:p>2195.5</text:p>
          </table:table-cell>
          <table:table-cell office:value-type="float" office:value="3447.8" calcext:value-type="float">
            <text:p>3447.8</text:p>
          </table:table-cell>
          <table:table-cell office:value-type="float" office:value="4156.67" calcext:value-type="float">
            <text:p>4156.67</text:p>
          </table:table-cell>
          <table:table-cell office:value-type="float" office:value="3982.29" calcext:value-type="float">
            <text:p>3982.29</text:p>
          </table:table-cell>
          <table:table-cell office:value-type="float" office:value="3799.62" calcext:value-type="float">
            <text:p>3799.62</text:p>
          </table:table-cell>
          <table:table-cell office:value-type="float" office:value="3752" calcext:value-type="float">
            <text:p>3752</text:p>
          </table:table-cell>
          <table:table-cell office:value-type="float" office:value="3685.9" calcext:value-type="float">
            <text:p>3685.9</text:p>
          </table:table-cell>
          <table:table-cell office:value-type="float" office:value="3699.82" calcext:value-type="float">
            <text:p>3699.82</text:p>
          </table:table-cell>
          <table:table-cell office:value-type="float" office:value="3798.83" calcext:value-type="float">
            <text:p>3798.83</text:p>
          </table:table-cell>
          <table:table-cell office:value-type="float" office:value="4206.69" calcext:value-type="float">
            <text:p>4206.69</text:p>
          </table:table-cell>
          <table:table-cell office:value-type="float" office:value="4648.79" calcext:value-type="float">
            <text:p>4648.79</text:p>
          </table:table-cell>
          <table:table-cell office:value-type="float" office:value="5366.93" calcext:value-type="float">
            <text:p>5366.93</text:p>
          </table:table-cell>
          <table:table-cell table:number-columns-repeated="2" office:value-type="float" office:value="5811.06" calcext:value-type="float">
            <text:p>5811.06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731" calcext:value-type="float">
            <text:p>2.731</text:p>
          </table:table-cell>
          <table:table-cell office:value-type="float" office:value="1.365" calcext:value-type="float">
            <text:p>1.3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3.122" calcext:value-type="float">
            <text:p>3.12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3" office:value-type="float" office:value="411.5" calcext:value-type="float">
            <text:p>411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6.153" calcext:value-type="float">
            <text:p>6.153</text:p>
          </table:table-cell>
          <table:table-cell office:value-type="float" office:value="0.769" calcext:value-type="float">
            <text:p>0.769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399.75" calcext:value-type="float">
            <text:p>399.75</text:p>
          </table:table-cell>
          <table:table-cell office:value-type="float" office:value="654.8" calcext:value-type="float">
            <text:p>654.8</text:p>
          </table:table-cell>
          <table:table-cell office:value-type="float" office:value="1019" calcext:value-type="float">
            <text:p>1019</text:p>
          </table:table-cell>
          <table:table-cell office:value-type="float" office:value="1258.71" calcext:value-type="float">
            <text:p>1258.71</text:p>
          </table:table-cell>
          <table:table-cell table:number-columns-repeated="3" office:value-type="float" office:value="1655.75" calcext:value-type="float">
            <text:p>1655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52.766" calcext:value-type="float">
            <text:p>52.766</text:p>
          </table:table-cell>
          <table:table-cell office:value-type="float" office:value="3.297" calcext:value-type="float">
            <text:p>3.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.75" calcext:value-type="float">
            <text:p>300.75</text:p>
          </table:table-cell>
          <table:table-cell office:value-type="float" office:value="3011" calcext:value-type="float">
            <text:p>3011</text:p>
          </table:table-cell>
          <table:table-cell office:value-type="float" office:value="4865.83" calcext:value-type="float">
            <text:p>4865.83</text:p>
          </table:table-cell>
          <table:table-cell office:value-type="float" office:value="6138.57" calcext:value-type="float">
            <text:p>6138.57</text:p>
          </table:table-cell>
          <table:table-cell office:value-type="float" office:value="5664.5" calcext:value-type="float">
            <text:p>5664.5</text:p>
          </table:table-cell>
          <table:table-cell office:value-type="float" office:value="5413.11" calcext:value-type="float">
            <text:p>5413.11</text:p>
          </table:table-cell>
          <table:table-cell office:value-type="float" office:value="5248.1" calcext:value-type="float">
            <text:p>5248.1</text:p>
          </table:table-cell>
          <table:table-cell office:value-type="float" office:value="5474.27" calcext:value-type="float">
            <text:p>5474.27</text:p>
          </table:table-cell>
          <table:table-cell office:value-type="float" office:value="5563.83" calcext:value-type="float">
            <text:p>5563.83</text:p>
          </table:table-cell>
          <table:table-cell office:value-type="float" office:value="5617.38" calcext:value-type="float">
            <text:p>5617.38</text:p>
          </table:table-cell>
          <table:table-cell office:value-type="float" office:value="5298.86" calcext:value-type="float">
            <text:p>5298.86</text:p>
          </table:table-cell>
          <table:table-cell office:value-type="float" office:value="5817.47" calcext:value-type="float">
            <text:p>5817.47</text:p>
          </table:table-cell>
          <table:table-cell table:number-columns-repeated="3" office:value-type="float" office:value="7903" calcext:value-type="float">
            <text:p>7903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889" calcext:value-type="float">
            <text:p>2.889</text:p>
          </table:table-cell>
          <table:table-cell office:value-type="float" office:value="1.445" calcext:value-type="float">
            <text:p>1.4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747" calcext:value-type="float">
            <text:p>2.747</text:p>
          </table:table-cell>
          <table:table-cell office:value-type="float" office:value="0.686" calcext:value-type="float">
            <text:p>0.686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5.348" calcext:value-type="float">
            <text:p>5.348</text:p>
          </table:table-cell>
          <table:table-cell office:value-type="float" office:value="0.668" calcext:value-type="float">
            <text:p>0.6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1.6" calcext:value-type="float">
            <text:p>441.6</text:p>
          </table:table-cell>
          <table:table-cell office:value-type="float" office:value="742.5" calcext:value-type="float">
            <text:p>742.5</text:p>
          </table:table-cell>
          <table:table-cell office:value-type="float" office:value="1005.57" calcext:value-type="float">
            <text:p>1005.57</text:p>
          </table:table-cell>
          <table:table-cell table:number-columns-repeated="4" office:value-type="float" office:value="1222.38" calcext:value-type="float">
            <text:p>1222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38.972" calcext:value-type="float">
            <text:p>38.972</text:p>
          </table:table-cell>
          <table:table-cell office:value-type="float" office:value="2.435" calcext:value-type="float">
            <text:p>2.43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48" calcext:value-type="float">
            <text:p>248</text:p>
          </table:table-cell>
          <table:table-cell office:value-type="float" office:value="643.17" calcext:value-type="float">
            <text:p>643.17</text:p>
          </table:table-cell>
          <table:table-cell office:value-type="float" office:value="1112" calcext:value-type="float">
            <text:p>1112</text:p>
          </table:table-cell>
          <table:table-cell office:value-type="float" office:value="1389" calcext:value-type="float">
            <text:p>1389</text:p>
          </table:table-cell>
          <table:table-cell office:value-type="float" office:value="2171.78" calcext:value-type="float">
            <text:p>2171.78</text:p>
          </table:table-cell>
          <table:table-cell office:value-type="float" office:value="2863" calcext:value-type="float">
            <text:p>2863</text:p>
          </table:table-cell>
          <table:table-cell office:value-type="float" office:value="3480.55" calcext:value-type="float">
            <text:p>3480.55</text:p>
          </table:table-cell>
          <table:table-cell office:value-type="float" office:value="3559.17" calcext:value-type="float">
            <text:p>3559.17</text:p>
          </table:table-cell>
          <table:table-cell office:value-type="float" office:value="3616.62" calcext:value-type="float">
            <text:p>3616.62</text:p>
          </table:table-cell>
          <table:table-cell office:value-type="float" office:value="3754.14" calcext:value-type="float">
            <text:p>3754.14</text:p>
          </table:table-cell>
          <table:table-cell office:value-type="float" office:value="4824.33" calcext:value-type="float">
            <text:p>4824.33</text:p>
          </table:table-cell>
          <table:table-cell table:number-columns-repeated="4" office:value-type="float" office:value="5839.69" calcext:value-type="float">
            <text:p>5839.69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969" calcext:value-type="float">
            <text:p>2.969</text:p>
          </table:table-cell>
          <table:table-cell office:value-type="float" office:value="1.484" calcext:value-type="float">
            <text:p>1.4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736" calcext:value-type="float">
            <text:p>2.736</text:p>
          </table:table-cell>
          <table:table-cell office:value-type="float" office:value="0.684" calcext:value-type="float">
            <text:p>0.684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5.247" calcext:value-type="float">
            <text:p>5.247</text:p>
          </table:table-cell>
          <table:table-cell office:value-type="float" office:value="0.656" calcext:value-type="float">
            <text:p>0.656</text:p>
          </table:table-cell>
          <table:table-cell/>
          <table:table-cell table:number-columns-repeated="8"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30.195" calcext:value-type="float">
            <text:p>30.195</text:p>
          </table:table-cell>
          <table:table-cell office:value-type="float" office:value="1.887" calcext:value-type="float">
            <text:p>1.88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309.44" calcext:value-type="float">
            <text:p>309.44</text:p>
          </table:table-cell>
          <table:table-cell office:value-type="float" office:value="609.1" calcext:value-type="float">
            <text:p>609.1</text:p>
          </table:table-cell>
          <table:table-cell office:value-type="float" office:value="861" calcext:value-type="float">
            <text:p>861</text:p>
          </table:table-cell>
          <table:table-cell office:value-type="float" office:value="1083.83" calcext:value-type="float">
            <text:p>1083.83</text:p>
          </table:table-cell>
          <table:table-cell office:value-type="float" office:value="1410.69" calcext:value-type="float">
            <text:p>1410.69</text:p>
          </table:table-cell>
          <table:table-cell office:value-type="float" office:value="1702.21" calcext:value-type="float">
            <text:p>1702.21</text:p>
          </table:table-cell>
          <table:table-cell office:value-type="float" office:value="1994.8" calcext:value-type="float">
            <text:p>1994.8</text:p>
          </table:table-cell>
          <table:table-cell table:number-columns-repeated="8" office:value-type="float" office:value="2322.44" calcext:value-type="float">
            <text:p>2322.44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3.219" calcext:value-type="float">
            <text:p>3.219</text:p>
          </table:table-cell>
          <table:table-cell office:value-type="float" office:value="1.609" calcext:value-type="float">
            <text:p>1.609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784" calcext:value-type="float">
            <text:p>2.784</text:p>
          </table:table-cell>
          <table:table-cell office:value-type="float" office:value="0.696" calcext:value-type="float">
            <text:p>0.696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5.633" calcext:value-type="float">
            <text:p>5.633</text:p>
          </table:table-cell>
          <table:table-cell office:value-type="float" office:value="0.704" calcext:value-type="float">
            <text:p>0.704</text:p>
          </table:table-cell>
          <table:table-cell/>
          <table:table-cell table:number-columns-repeated="8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4.227" calcext:value-type="float">
            <text:p>24.227</text:p>
          </table:table-cell>
          <table:table-cell office:value-type="float" office:value="1.514" calcext:value-type="float">
            <text:p>1.514</text:p>
          </table:table-cell>
          <table:table-cell/>
          <table:table-cell table:number-columns-repeated="16" office:value-type="float" office:value="0.19" calcext:value-type="float">
            <text:p>0.19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2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total processing (expected)</text:p>
          </table:table-cell>
          <table:table-cell table:style-name="ce1" office:value-type="string" calcext:value-type="string">
            <text:p>Total processing time</text:p>
          </table:table-cell>
          <table:table-cell table:style-name="ce1" office:value-type="string" calcext:value-type="string">
            <text:p>avg client time</text:p>
          </table:table-cell>
          <table:table-cell table:style-name="ce1" office:value-type="string" calcext:value-type="string">
            <text:p>avg req latency</text:p>
          </table:table-cell>
          <table:table-cell table:style-name="ce1" office:value-type="string" calcext:value-type="string" table:number-columns-spanned="16" table:number-rows-spanned="1">
            <text:p>Average Request Latency</text:p>
          </table:table-cell>
          <table:covered-table-cell table:number-columns-repeated="15" table:style-name="ce1"/>
        </table:table-row>
        <table:table-row table:style-name="ro1">
          <table:table-cell office:value-type="string" calcext:value-type="string">
            <text:p>tes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144" calcext:value-type="float">
            <text:p>0.1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682" calcext:value-type="float">
            <text:p>0.682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table:number-columns-repeated="2" office:value-type="float" office:value="52.25" calcext:value-type="float">
            <text:p>52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4.364" calcext:value-type="float">
            <text:p>4.364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67" calcext:value-type="float">
            <text:p>55.67</text:p>
          </table:table-cell>
          <table:table-cell office:value-type="float" office:value="90.25" calcext:value-type="float">
            <text:p>90.25</text:p>
          </table:table-cell>
          <table:table-cell office:value-type="float" office:value="121" calcext:value-type="float">
            <text:p>121</text:p>
          </table:table-cell>
          <table:table-cell office:value-type="float" office:value="222.33" calcext:value-type="float">
            <text:p>222.33</text:p>
          </table:table-cell>
          <table:table-cell office:value-type="float" office:value="359.57" calcext:value-type="float">
            <text:p>359.57</text:p>
          </table:table-cell>
          <table:table-cell table:number-columns-repeated="2" office:value-type="float" office:value="562.25" calcext:value-type="float">
            <text:p>562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4.235" calcext:value-type="float">
            <text:p>14.235</text:p>
          </table:table-cell>
          <table:table-cell office:value-type="float" office:value="0.889" calcext:value-type="float">
            <text:p>0.88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02.33" calcext:value-type="float">
            <text:p>102.33</text:p>
          </table:table-cell>
          <table:table-cell office:value-type="float" office:value="221.75" calcext:value-type="float">
            <text:p>221.75</text:p>
          </table:table-cell>
          <table:table-cell office:value-type="float" office:value="421.2" calcext:value-type="float">
            <text:p>421.2</text:p>
          </table:table-cell>
          <table:table-cell office:value-type="float" office:value="753.83" calcext:value-type="float">
            <text:p>753.83</text:p>
          </table:table-cell>
          <table:table-cell office:value-type="float" office:value="974.25" calcext:value-type="float">
            <text:p>974.25</text:p>
          </table:table-cell>
          <table:table-cell office:value-type="float" office:value="971.25" calcext:value-type="float">
            <text:p>971.25</text:p>
          </table:table-cell>
          <table:table-cell office:value-type="float" office:value="1013.33" calcext:value-type="float">
            <text:p>1013.33</text:p>
          </table:table-cell>
          <table:table-cell office:value-type="float" office:value="1074.1" calcext:value-type="float">
            <text:p>1074.1</text:p>
          </table:table-cell>
          <table:table-cell office:value-type="float" office:value="1077.25" calcext:value-type="float">
            <text:p>1077.25</text:p>
          </table:table-cell>
          <table:table-cell office:value-type="float" office:value="1141.25" calcext:value-type="float">
            <text:p>1141.25</text:p>
          </table:table-cell>
          <table:table-cell office:value-type="float" office:value="1198.69" calcext:value-type="float">
            <text:p>1198.69</text:p>
          </table:table-cell>
          <table:table-cell office:value-type="float" office:value="1215.5" calcext:value-type="float">
            <text:p>1215.5</text:p>
          </table:table-cell>
          <table:table-cell office:value-type="float" office:value="1260.53" calcext:value-type="float">
            <text:p>1260.53</text:p>
          </table:table-cell>
          <table:table-cell table:number-columns-repeated="2" office:value-type="float" office:value="1864.94" calcext:value-type="float">
            <text:p>1864.94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81" calcext:value-type="float">
            <text:p>0.281</text:p>
          </table:table-cell>
          <table:table-cell office:value-type="float" office:value="0.14" calcext:value-type="float">
            <text:p>0.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0.542" calcext:value-type="float">
            <text:p>0.5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59.8" calcext:value-type="float">
            <text:p>59.8</text:p>
          </table:table-cell>
          <table:table-cell office:value-type="float" office:value="169.5" calcext:value-type="float">
            <text:p>169.5</text:p>
          </table:table-cell>
          <table:table-cell office:value-type="float" office:value="590.57" calcext:value-type="float">
            <text:p>590.57</text:p>
          </table:table-cell>
          <table:table-cell table:number-columns-repeated="3" office:value-type="float" office:value="990.62" calcext:value-type="float">
            <text:p>990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6.284" calcext:value-type="float">
            <text:p>16.284</text:p>
          </table:table-cell>
          <table:table-cell office:value-type="float" office:value="1.017" calcext:value-type="float">
            <text:p>1.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1209.8" calcext:value-type="float">
            <text:p>1209.8</text:p>
          </table:table-cell>
          <table:table-cell office:value-type="float" office:value="1400.83" calcext:value-type="float">
            <text:p>1400.83</text:p>
          </table:table-cell>
          <table:table-cell office:value-type="float" office:value="1339.71" calcext:value-type="float">
            <text:p>1339.71</text:p>
          </table:table-cell>
          <table:table-cell office:value-type="float" office:value="1292.25" calcext:value-type="float">
            <text:p>1292.25</text:p>
          </table:table-cell>
          <table:table-cell office:value-type="float" office:value="1293.22" calcext:value-type="float">
            <text:p>1293.22</text:p>
          </table:table-cell>
          <table:table-cell office:value-type="float" office:value="1237.2" calcext:value-type="float">
            <text:p>1237.2</text:p>
          </table:table-cell>
          <table:table-cell office:value-type="float" office:value="1275.27" calcext:value-type="float">
            <text:p>1275.27</text:p>
          </table:table-cell>
          <table:table-cell office:value-type="float" office:value="1361.17" calcext:value-type="float">
            <text:p>1361.17</text:p>
          </table:table-cell>
          <table:table-cell office:value-type="float" office:value="1336.62" calcext:value-type="float">
            <text:p>1336.62</text:p>
          </table:table-cell>
          <table:table-cell office:value-type="float" office:value="1324.36" calcext:value-type="float">
            <text:p>1324.36</text:p>
          </table:table-cell>
          <table:table-cell office:value-type="float" office:value="1922.87" calcext:value-type="float">
            <text:p>1922.87</text:p>
          </table:table-cell>
          <table:table-cell table:number-columns-repeated="3" office:value-type="float" office:value="2491.12" calcext:value-type="float">
            <text:p>2491.12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0.154" calcext:value-type="float">
            <text:p>0.1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714" calcext:value-type="float">
            <text:p>0.714</text:p>
          </table:table-cell>
          <table:table-cell office:value-type="float" office:value="0.178" calcext:value-type="float">
            <text:p>0.178</text:p>
          </table:table-cell>
          <table:table-cell/>
          <table:table-cell table:number-columns-repeated="4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2.487" calcext:value-type="float">
            <text:p>2.487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3.2" calcext:value-type="float">
            <text:p>3.2</text:p>
          </table:table-cell>
          <table:table-cell office:value-type="float" office:value="62.33" calcext:value-type="float">
            <text:p>62.33</text:p>
          </table:table-cell>
          <table:table-cell office:value-type="float" office:value="153.43" calcext:value-type="float">
            <text:p>153.43</text:p>
          </table:table-cell>
          <table:table-cell table:number-columns-repeated="4" office:value-type="float" office:value="232.5" calcext:value-type="float">
            <text:p>23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9.271" calcext:value-type="float">
            <text:p>9.271</text:p>
          </table:table-cell>
          <table:table-cell office:value-type="float" office:value="0.579" calcext:value-type="float">
            <text:p>0.5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0.33" calcext:value-type="float">
            <text:p>40.33</text:p>
          </table:table-cell>
          <table:table-cell office:value-type="float" office:value="175.57" calcext:value-type="float">
            <text:p>175.57</text:p>
          </table:table-cell>
          <table:table-cell office:value-type="float" office:value="357" calcext:value-type="float">
            <text:p>357</text:p>
          </table:table-cell>
          <table:table-cell office:value-type="float" office:value="437.22" calcext:value-type="float">
            <text:p>437.22</text:p>
          </table:table-cell>
          <table:table-cell office:value-type="float" office:value="446.6" calcext:value-type="float">
            <text:p>446.6</text:p>
          </table:table-cell>
          <table:table-cell office:value-type="float" office:value="545.73" calcext:value-type="float">
            <text:p>545.73</text:p>
          </table:table-cell>
          <table:table-cell office:value-type="float" office:value="740.08" calcext:value-type="float">
            <text:p>740.08</text:p>
          </table:table-cell>
          <table:table-cell office:value-type="float" office:value="854.46" calcext:value-type="float">
            <text:p>854.46</text:p>
          </table:table-cell>
          <table:table-cell office:value-type="float" office:value="1212.21" calcext:value-type="float">
            <text:p>1212.21</text:p>
          </table:table-cell>
          <table:table-cell office:value-type="float" office:value="1552.27" calcext:value-type="float">
            <text:p>1552.27</text:p>
          </table:table-cell>
          <table:table-cell table:number-columns-repeated="4" office:value-type="float" office:value="1929.56" calcext:value-type="float">
            <text:p>1929.56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92" calcext:value-type="float">
            <text:p>0.292</text:p>
          </table:table-cell>
          <table:table-cell office:value-type="float" office:value="0.146" calcext:value-type="float">
            <text:p>0.1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768" calcext:value-type="float">
            <text:p>0.768</text:p>
          </table:table-cell>
          <table:table-cell office:value-type="float" office:value="0.192" calcext:value-type="float">
            <text:p>0.192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2.559" calcext:value-type="float">
            <text:p>2.559</text:p>
          </table:table-cell>
          <table:table-cell office:value-type="float" office:value="0.319" calcext:value-type="float">
            <text:p>0.319</text:p>
          </table:table-cell>
          <table:table-cell/>
          <table:table-cell table:number-columns-repeated="8" office:value-type="float" office:value="1.38" calcext:value-type="float">
            <text:p>1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1.386" calcext:value-type="float">
            <text:p>11.386</text:p>
          </table:table-cell>
          <table:table-cell office:value-type="float" office:value="0.711" calcext:value-type="float">
            <text:p>0.711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30.78" calcext:value-type="float">
            <text:p>30.78</text:p>
          </table:table-cell>
          <table:table-cell office:value-type="float" office:value="86.3" calcext:value-type="float">
            <text:p>86.3</text:p>
          </table:table-cell>
          <table:table-cell office:value-type="float" office:value="318.36" calcext:value-type="float">
            <text:p>318.36</text:p>
          </table:table-cell>
          <table:table-cell office:value-type="float" office:value="588.58" calcext:value-type="float">
            <text:p>588.58</text:p>
          </table:table-cell>
          <table:table-cell office:value-type="float" office:value="856.62" calcext:value-type="float">
            <text:p>856.62</text:p>
          </table:table-cell>
          <table:table-cell office:value-type="float" office:value="1108.93" calcext:value-type="float">
            <text:p>1108.93</text:p>
          </table:table-cell>
          <table:table-cell office:value-type="float" office:value="1388.73" calcext:value-type="float">
            <text:p>1388.73</text:p>
          </table:table-cell>
          <table:table-cell table:number-columns-repeated="8" office:value-type="float" office:value="1680.25" calcext:value-type="float">
            <text:p>1680.25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137" calcext:value-type="float">
            <text:p>0.1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0.179" calcext:value-type="float">
            <text:p>0.179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2.502" calcext:value-type="float">
            <text:p>2.502</text:p>
          </table:table-cell>
          <table:table-cell office:value-type="float" office:value="0.312" calcext:value-type="float">
            <text:p>0.312</text:p>
          </table:table-cell>
          <table:table-cell/>
          <table:table-cell table:number-columns-repeated="8" office:value-type="float" office:value="1.75" calcext:value-type="float">
            <text:p>1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2.231" calcext:value-type="float">
            <text:p>12.231</text:p>
          </table:table-cell>
          <table:table-cell office:value-type="float" office:value="0.764" calcext:value-type="float">
            <text:p>0.764</text:p>
          </table:table-cell>
          <table:table-cell/>
          <table:table-cell table:number-columns-repeated="16" office:value-type="float" office:value="1.38" calcext:value-type="float">
            <text:p>1.38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2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total processing (expected)</text:p>
          </table:table-cell>
          <table:table-cell table:style-name="ce1" office:value-type="string" calcext:value-type="string">
            <text:p>Total processing time</text:p>
          </table:table-cell>
          <table:table-cell table:style-name="ce1" office:value-type="string" calcext:value-type="string">
            <text:p>avg client time</text:p>
          </table:table-cell>
          <table:table-cell table:style-name="ce1" office:value-type="string" calcext:value-type="string">
            <text:p>avg req latency</text:p>
          </table:table-cell>
          <table:table-cell table:style-name="ce1" office:value-type="string" calcext:value-type="string" table:number-columns-spanned="16" table:number-rows-spanned="1">
            <text:p>Average Request Latency</text:p>
          </table:table-cell>
          <table:covered-table-cell table:number-columns-repeated="15" table:style-name="ce1"/>
        </table:table-row>
        <table:table-row table:style-name="ro1">
          <table:table-cell office:value-type="string" calcext:value-type="string">
            <text:p>tes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72" calcext:value-type="float">
            <text:p>0.272</text:p>
          </table:table-cell>
          <table:table-cell office:value-type="float" office:value="0.136" calcext:value-type="float">
            <text:p>0.136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0.173" calcext:value-type="float">
            <text:p>0.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66.75" calcext:value-type="float">
            <text:p>66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968" calcext:value-type="float">
            <text:p>2.968</text:p>
          </table:table-cell>
          <table:table-cell office:value-type="float" office:value="0.371" calcext:value-type="float">
            <text:p>0.37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193.25" calcext:value-type="float">
            <text:p>193.25</text:p>
          </table:table-cell>
          <table:table-cell office:value-type="float" office:value="283.6" calcext:value-type="float">
            <text:p>283.6</text:p>
          </table:table-cell>
          <table:table-cell office:value-type="float" office:value="299" calcext:value-type="float">
            <text:p>299</text:p>
          </table:table-cell>
          <table:table-cell office:value-type="float" office:value="380.57" calcext:value-type="float">
            <text:p>380.57</text:p>
          </table:table-cell>
          <table:table-cell table:number-columns-repeated="2" office:value-type="float" office:value="592.5" calcext:value-type="float">
            <text:p>59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6.967" calcext:value-type="float">
            <text:p>16.967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036.33" calcext:value-type="float">
            <text:p>1036.33</text:p>
          </table:table-cell>
          <table:table-cell office:value-type="float" office:value="1569.25" calcext:value-type="float">
            <text:p>1569.25</text:p>
          </table:table-cell>
          <table:table-cell office:value-type="float" office:value="1808.8" calcext:value-type="float">
            <text:p>1808.8</text:p>
          </table:table-cell>
          <table:table-cell office:value-type="float" office:value="2012.17" calcext:value-type="float">
            <text:p>2012.17</text:p>
          </table:table-cell>
          <table:table-cell office:value-type="float" office:value="1915.57" calcext:value-type="float">
            <text:p>1915.57</text:p>
          </table:table-cell>
          <table:table-cell office:value-type="float" office:value="1856" calcext:value-type="float">
            <text:p>1856</text:p>
          </table:table-cell>
          <table:table-cell office:value-type="float" office:value="1799.89" calcext:value-type="float">
            <text:p>1799.89</text:p>
          </table:table-cell>
          <table:table-cell office:value-type="float" office:value="1771.4" calcext:value-type="float">
            <text:p>1771.4</text:p>
          </table:table-cell>
          <table:table-cell office:value-type="float" office:value="1721.45" calcext:value-type="float">
            <text:p>1721.45</text:p>
          </table:table-cell>
          <table:table-cell office:value-type="float" office:value="1711.25" calcext:value-type="float">
            <text:p>1711.25</text:p>
          </table:table-cell>
          <table:table-cell office:value-type="float" office:value="1704.23" calcext:value-type="float">
            <text:p>1704.23</text:p>
          </table:table-cell>
          <table:table-cell office:value-type="float" office:value="1703.86" calcext:value-type="float">
            <text:p>1703.86</text:p>
          </table:table-cell>
          <table:table-cell office:value-type="float" office:value="1714.67" calcext:value-type="float">
            <text:p>1714.67</text:p>
          </table:table-cell>
          <table:table-cell table:number-columns-repeated="2" office:value-type="float" office:value="2514.69" calcext:value-type="float">
            <text:p>2514.69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71" calcext:value-type="float">
            <text:p>0.271</text:p>
          </table:table-cell>
          <table:table-cell office:value-type="float" office:value="0.135" calcext:value-type="float">
            <text:p>0.1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7.75" calcext:value-type="float">
            <text:p>7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431" calcext:value-type="float">
            <text:p>0.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25" calcext:value-type="float">
            <text:p>14.25</text:p>
          </table:table-cell>
          <table:table-cell office:value-type="float" office:value="59" calcext:value-type="float">
            <text:p>59</text:p>
          </table:table-cell>
          <table:table-cell office:value-type="float" office:value="178.83" calcext:value-type="float">
            <text:p>178.83</text:p>
          </table:table-cell>
          <table:table-cell office:value-type="float" office:value="329.29" calcext:value-type="float">
            <text:p>329.29</text:p>
          </table:table-cell>
          <table:table-cell table:number-columns-repeated="3" office:value-type="float" office:value="479.75" calcext:value-type="float">
            <text:p>479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1.187" calcext:value-type="float">
            <text:p>11.187</text:p>
          </table:table-cell>
          <table:table-cell office:value-type="float" office:value="0.699" calcext:value-type="float">
            <text:p>0.699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91.5" calcext:value-type="float">
            <text:p>191.5</text:p>
          </table:table-cell>
          <table:table-cell office:value-type="float" office:value="385.8" calcext:value-type="float">
            <text:p>385.8</text:p>
          </table:table-cell>
          <table:table-cell office:value-type="float" office:value="446.5" calcext:value-type="float">
            <text:p>446.5</text:p>
          </table:table-cell>
          <table:table-cell office:value-type="float" office:value="655.57" calcext:value-type="float">
            <text:p>655.57</text:p>
          </table:table-cell>
          <table:table-cell office:value-type="float" office:value="981.5" calcext:value-type="float">
            <text:p>981.5</text:p>
          </table:table-cell>
          <table:table-cell office:value-type="float" office:value="943.11" calcext:value-type="float">
            <text:p>943.11</text:p>
          </table:table-cell>
          <table:table-cell office:value-type="float" office:value="918.8" calcext:value-type="float">
            <text:p>918.8</text:p>
          </table:table-cell>
          <table:table-cell office:value-type="float" office:value="1154.27" calcext:value-type="float">
            <text:p>1154.27</text:p>
          </table:table-cell>
          <table:table-cell office:value-type="float" office:value="1185.08" calcext:value-type="float">
            <text:p>1185.08</text:p>
          </table:table-cell>
          <table:table-cell office:value-type="float" office:value="1184.31" calcext:value-type="float">
            <text:p>1184.31</text:p>
          </table:table-cell>
          <table:table-cell office:value-type="float" office:value="1155.79" calcext:value-type="float">
            <text:p>1155.79</text:p>
          </table:table-cell>
          <table:table-cell office:value-type="float" office:value="1371.27" calcext:value-type="float">
            <text:p>1371.27</text:p>
          </table:table-cell>
          <table:table-cell table:number-columns-repeated="3" office:value-type="float" office:value="1810.19" calcext:value-type="float">
            <text:p>1810.19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69" calcext:value-type="float">
            <text:p>0.269</text:p>
          </table:table-cell>
          <table:table-cell office:value-type="float" office:value="0.134" calcext:value-type="float">
            <text:p>0.134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4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471" calcext:value-type="float">
            <text:p>2.471</text:p>
          </table:table-cell>
          <table:table-cell office:value-type="float" office:value="0.308" calcext:value-type="float">
            <text:p>0.308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54.33" calcext:value-type="float">
            <text:p>54.33</text:p>
          </table:table-cell>
          <table:table-cell office:value-type="float" office:value="128.86" calcext:value-type="float">
            <text:p>128.86</text:p>
          </table:table-cell>
          <table:table-cell table:number-columns-repeated="4" office:value-type="float" office:value="244.12" calcext:value-type="float">
            <text:p>244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0.813" calcext:value-type="float">
            <text:p>10.813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42.4" calcext:value-type="float">
            <text:p>342.4</text:p>
          </table:table-cell>
          <table:table-cell office:value-type="float" office:value="628" calcext:value-type="float">
            <text:p>628</text:p>
          </table:table-cell>
          <table:table-cell office:value-type="float" office:value="721.43" calcext:value-type="float">
            <text:p>721.43</text:p>
          </table:table-cell>
          <table:table-cell office:value-type="float" office:value="756.12" calcext:value-type="float">
            <text:p>756.12</text:p>
          </table:table-cell>
          <table:table-cell office:value-type="float" office:value="716.11" calcext:value-type="float">
            <text:p>716.11</text:p>
          </table:table-cell>
          <table:table-cell office:value-type="float" office:value="694.5" calcext:value-type="float">
            <text:p>694.5</text:p>
          </table:table-cell>
          <table:table-cell office:value-type="float" office:value="762.64" calcext:value-type="float">
            <text:p>762.64</text:p>
          </table:table-cell>
          <table:table-cell office:value-type="float" office:value="840" calcext:value-type="float">
            <text:p>840</text:p>
          </table:table-cell>
          <table:table-cell office:value-type="float" office:value="844" calcext:value-type="float">
            <text:p>844</text:p>
          </table:table-cell>
          <table:table-cell office:value-type="float" office:value="1224.57" calcext:value-type="float">
            <text:p>1224.57</text:p>
          </table:table-cell>
          <table:table-cell office:value-type="float" office:value="1604.93" calcext:value-type="float">
            <text:p>1604.93</text:p>
          </table:table-cell>
          <table:table-cell table:number-columns-repeated="4" office:value-type="float" office:value="1960.12" calcext:value-type="float">
            <text:p>1960.12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71" calcext:value-type="float">
            <text:p>0.271</text:p>
          </table:table-cell>
          <table:table-cell office:value-type="float" office:value="0.136" calcext:value-type="float">
            <text:p>0.1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0.188" calcext:value-type="float">
            <text:p>0.188</text:p>
          </table:table-cell>
          <table:table-cell/>
          <table:table-cell table:number-columns-repeated="4" office:value-type="float" office:value="1.25" calcext:value-type="float">
            <text:p>1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512" calcext:value-type="float">
            <text:p>2.512</text:p>
          </table:table-cell>
          <table:table-cell office:value-type="float" office:value="0.314" calcext:value-type="float">
            <text:p>0.314</text:p>
          </table:table-cell>
          <table:table-cell/>
          <table:table-cell table:number-columns-repeated="8"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1.88" calcext:value-type="float">
            <text:p>1.88</text:p>
          </table:table-cell>
          <table:table-cell table:number-columns-repeated="3" office:value-type="float" office:value="115.44" calcext:value-type="float">
            <text:p>115.44</text:p>
          </table:table-cell>
          <table:table-cell office:value-type="float" office:value="86.75" calcext:value-type="float">
            <text:p>86.75</text:p>
          </table:table-cell>
          <table:table-cell office:value-type="float" office:value="203.69" calcext:value-type="float">
            <text:p>203.69</text:p>
          </table:table-cell>
          <table:table-cell office:value-type="float" office:value="335.71" calcext:value-type="float">
            <text:p>335.71</text:p>
          </table:table-cell>
          <table:table-cell office:value-type="float" office:value="467.67" calcext:value-type="float">
            <text:p>467.67</text:p>
          </table:table-cell>
          <table:table-cell table:number-columns-repeated="8" office:value-type="float" office:value="587.38" calcext:value-type="float">
            <text:p>587.38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62" calcext:value-type="float">
            <text:p>0.262</text:p>
          </table:table-cell>
          <table:table-cell office:value-type="float" office:value="0.13" calcext:value-type="float">
            <text:p>0.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193" calcext:value-type="float">
            <text:p>0.193</text:p>
          </table:table-cell>
          <table:table-cell/>
          <table:table-cell table:number-columns-repeated="4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419" calcext:value-type="float">
            <text:p>2.419</text:p>
          </table:table-cell>
          <table:table-cell office:value-type="float" office:value="0.302" calcext:value-type="float">
            <text:p>0.302</text:p>
          </table:table-cell>
          <table:table-cell/>
          <table:table-cell table:number-columns-repeated="8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569" calcext:value-type="float">
            <text:p>0.569</text:p>
          </table:table-cell>
          <table:table-cell/>
          <table:table-cell table:number-columns-repeated="16" office:value-type="float" office:value="1.81" calcext:value-type="float">
            <text:p>1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09:33:50.050550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4:34:53.623961384</meta:creation-date>
    <dc:date>2016-10-09T11:57:35.557992606</dc:date>
    <meta:editing-duration>PT9H50M26S</meta:editing-duration>
    <meta:editing-cycles>148</meta:editing-cycles>
    <meta:generator>LibreOffice/5.1.4.2$Linux_X86_64 LibreOffice_project/10m0$Build-2</meta:generator>
    <meta:document-statistic meta:table-count="2" meta:cell-count="1779" meta:object-count="0"/>
  </office:meta>
</office:document-meta>
</file>